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F" svg:font-family="" style:font-family-generic="roman"/>
    <style:font-face style:name="Courier New" svg:font-family="'Courier New'" style:font-family-generic="modern" style:font-pitch="fixed"/>
    <style:font-face style:name="Courier New1" svg:font-family="'Courier New'" style:font-adornments="Gr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BE"/>
    </style:style>
    <style:style style:name="P2"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3"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4"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font-weight="bold" style:font-weight-asian="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style:text-underline-style="solid" style:text-underline-width="auto" style:text-underline-color="font-color" fo:hyphenate="fals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en" fo:country="US"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1.27cm"/>
        </style:tab-stops>
      </style:paragraph-properties>
      <style:text-properties fo:hyphenate="false" fo:hyphenation-remain-char-count="2" fo:hyphenation-push-char-count="2"/>
    </style:style>
    <style:style style:name="P8" style:family="paragraph" style:parent-style-name="Standard">
      <style:paragraph-properties fo:text-align="justify" style:justify-single-word="false" fo:hyphenation-ladder-count="no-limit" fo:padding-left="0.141cm" fo:padding-right="0.141cm" fo:padding-top="0.035cm" fo:padding-bottom="0.035cm" fo:border="0.018cm solid #00000a">
        <style:tab-stops>
          <style:tab-stop style:position="-1.27cm"/>
        </style:tab-stops>
      </style:paragraph-properties>
      <style:text-properties fo:letter-spacing="-0.005cm" fo:language="en" fo:country="US" fo:hyphenate="false" fo:hyphenation-remain-char-count="2" fo:hyphenation-push-char-count="2"/>
    </style:style>
    <style:style style:name="P9"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10" style:family="paragraph" style:parent-style-name="Standard">
      <style:text-properties fo:color="#000000" style:font-name="Courier New" fo:font-size="10pt" fo:font-weight="normal" style:font-size-asian="10pt" style:font-weight-asian="normal" style:font-size-complex="10pt" style:font-weight-complex="normal"/>
    </style:style>
    <style:style style:name="P11" style:family="paragraph" style:parent-style-name="Standard" style:list-style-name="">
      <style:paragraph-properties style:text-autospace="none"/>
      <style:text-properties fo:color="#000000" style:font-name="F" fo:font-size="10pt" style:font-name-asian="F" style:font-size-asian="10pt" style:font-name-complex="F" style:font-size-complex="10pt"/>
    </style:style>
    <style:style style:name="P12" style:family="paragraph" style:parent-style-name="Standard" style:list-style-name="">
      <style:paragraph-properties style:text-autospace="none"/>
      <style:text-properties fo:color="#000000" style:font-name="F" fo:font-size="10pt" fo:font-weight="normal" style:font-name-asian="F" style:font-size-asian="10pt" style:font-weight-asian="normal" style:font-name-complex="F" style:font-size-complex="10pt" style:font-weight-complex="normal"/>
    </style:style>
    <style:style style:name="P13" style:family="paragraph" style:parent-style-name="Standard">
      <style:text-properties fo:color="#000000" style:font-name="Courier New" fo:font-size="10pt" fo:font-weight="normal" style:font-size-asian="10pt" style:font-weight-asian="normal" style:font-size-complex="10pt" style:font-weight-complex="normal"/>
    </style:style>
    <style:style style:name="P14" style:family="paragraph" style:parent-style-name="Standard" style:list-style-name="">
      <style:paragraph-properties style:text-autospace="none"/>
      <style:text-properties fo:color="#000000" style:font-name="Courier New" fo:font-size="10pt" fo:font-weight="normal" style:font-name-asian="F" style:font-size-asian="10pt" style:font-weight-asian="normal" style:font-name-complex="F" style:font-size-complex="10pt" style:font-weight-complex="normal"/>
    </style:style>
    <style:style style:name="P15" style:family="paragraph" style:parent-style-name="Standard" style:list-style-name="">
      <style:paragraph-properties style:text-autospace="none"/>
      <style:text-properties fo:color="#0080ff" style:font-name="Courier New" fo:font-size="10pt" fo:font-weight="normal" style:font-name-asian="F" style:font-size-asian="10pt" style:font-weight-asian="normal" style:font-name-complex="F" style:font-size-complex="10pt" style:font-weight-complex="normal"/>
    </style:style>
    <style:style style:name="P16" style:family="paragraph" style:parent-style-name="Standard" style:list-style-name="">
      <style:paragraph-properties style:text-autospace="none"/>
      <style:text-properties fo:color="#000080" fo:font-size="10pt" fo:font-weight="bold" style:font-size-asian="10pt" style:font-weight-asian="bold" style:font-size-complex="10pt" style:font-weight-complex="bold"/>
    </style:style>
    <style:style style:name="P17" style:family="paragraph" style:parent-style-name="Standard" style:list-style-name="">
      <style:paragraph-properties style:text-autospace="none"/>
      <style:text-properties fo:color="#000080" style:font-name="F" fo:font-size="10pt" fo:font-weight="bold" style:font-name-asian="F" style:font-size-asian="10pt" style:font-weight-asian="bold" style:font-name-complex="F" style:font-size-complex="10pt" style:font-weight-complex="bold"/>
    </style:style>
    <style:style style:name="P18" style:family="paragraph" style:parent-style-name="Standard" style:list-style-name="">
      <style:paragraph-properties style:text-autospace="none"/>
      <style:text-properties fo:color="#804000" style:font-name="F" fo:font-size="10pt" style:font-name-asian="F" style:font-size-asian="10pt" style:font-name-complex="F" style:font-size-complex="10pt"/>
    </style:style>
    <style:style style:name="P19" style:family="paragraph" style:parent-style-name="Standard" style:list-style-name="">
      <style:paragraph-properties style:text-autospace="none"/>
    </style:style>
    <style:style style:name="P20" style:family="paragraph" style:parent-style-name="Standard" style:list-style-name="">
      <style:paragraph-properties style:text-autospace="none"/>
      <style:text-properties style:font-name="Courier New"/>
    </style:style>
    <style:style style:name="P21" style:family="paragraph" style:parent-style-name="Heading_20_1">
      <style:paragraph-properties fo:break-before="page"/>
    </style:style>
    <style:style style:name="P22" style:family="paragraph" style:parent-style-name="Text_20_body">
      <style:text-properties fo:color="#000000" style:font-name="Courier New" fo:font-size="10pt" style:font-size-asian="10pt" style:font-size-complex="10pt"/>
    </style:style>
    <style:style style:name="P23" style:family="paragraph" style:parent-style-name="Text_20_body">
      <style:text-properties fo:color="#000000" style:font-name="Courier New" fo:font-size="10pt" fo:font-weight="normal" style:font-size-asian="10pt" style:font-weight-asian="normal" style:font-size-complex="10pt" style:font-weight-complex="normal"/>
    </style:style>
    <style:style style:name="P24" style:family="paragraph" style:parent-style-name="Text_20_body">
      <style:text-properties fo:color="#000000" style:font-name="F" fo:font-size="10pt" style:font-name-asian="F" style:font-size-asian="10pt" style:font-name-complex="F" style:font-size-complex="10pt"/>
    </style:style>
    <style:style style:name="P25" style:family="paragraph" style:parent-style-name="Text_20_body" style:list-style-name="L1"/>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8000ff" style:font-name="F" fo:font-size="10pt" style:font-name-asian="F" style:font-size-asian="10pt" style:font-name-complex="F" style:font-size-complex="10pt"/>
    </style:style>
    <style:style style:name="T2" style:family="text">
      <style:text-properties fo:color="#8000ff" style:font-name="F" fo:font-size="10pt" fo:font-weight="normal" style:font-name-asian="F" style:font-size-asian="10pt" style:font-weight-asian="normal" style:font-name-complex="F" style:font-size-complex="10pt" style:font-weight-complex="normal"/>
    </style:style>
    <style:style style:name="T3" style:family="text">
      <style:text-properties fo:color="#000000" fo:font-size="10pt" fo:font-weight="normal" style:font-name-asian="F" style:font-size-asian="10pt" style:font-weight-asian="normal" style:font-name-complex="F" style:font-size-complex="10pt" style:font-weight-complex="normal"/>
    </style:style>
    <style:style style:name="T4" style:family="text">
      <style:text-properties fo:color="#000000" fo:font-size="10pt" style:font-name-asian="F" style:font-size-asian="10pt" style:font-name-complex="F" style:font-size-complex="10pt"/>
    </style:style>
    <style:style style:name="T5"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style:font-name="Courier New"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style:font-name="F" fo:font-size="10pt" fo:font-weight="normal" style:font-name-asian="F" style:font-size-asian="10pt" style:font-weight-asian="normal" style:font-name-complex="F" style:font-size-complex="10pt" style:font-weight-complex="normal"/>
    </style:style>
    <style:style style:name="T8" style:family="text">
      <style:text-properties fo:color="#000080" style:font-name="F" fo:font-size="10pt" fo:font-weight="bold" style:font-name-asian="F" style:font-size-asian="10pt" style:font-weight-asian="bold" style:font-name-complex="F" style:font-size-complex="10pt" style:font-weight-complex="bold"/>
    </style:style>
    <style:style style:name="T9" style:family="text">
      <style:text-properties fo:color="#808080" style:font-name="F" fo:font-size="10pt" fo:font-weight="normal" style:font-name-asian="F" style:font-size-asian="10pt" style:font-weight-asian="normal" style:font-name-complex="F" style:font-size-complex="10pt" style:font-weight-complex="normal"/>
    </style:style>
    <style:style style:name="T10" style:family="text">
      <style:text-properties fo:color="#0000ff" fo:font-size="10pt" fo:font-weight="bold" style:font-name-asian="F" style:font-size-asian="10pt" style:font-weight-asian="bold" style:font-name-complex="F" style:font-size-complex="10pt" style:font-weight-complex="bold"/>
    </style:style>
    <style:style style:name="T11" style:family="text">
      <style:text-properties fo:color="#0000ff" style:font-name="F" fo:font-size="10pt" fo:font-weight="bold" style:font-name-asian="F" style:font-size-asian="10pt" style:font-weight-asian="bold" style:font-name-complex="F" style:font-size-complex="10pt" style:font-weight-complex="bold"/>
    </style:style>
    <style:style style:name="T12" style:family="text">
      <style:text-properties fo:letter-spacing="-0.005cm" fo:language="fr" fo:country="BE"/>
    </style:style>
    <style:style style:name="T13" style:family="text">
      <style:text-properties fo:letter-spacing="-0.005cm" fo:language="en" fo:country="US"/>
    </style:style>
    <style:style style:name="T14" style:family="text">
      <style:text-properties fo:color="#0080ff" fo:font-size="10pt" fo:font-weight="normal" style:font-name-asian="F" style:font-size-asian="10pt" style:font-weight-asian="normal" style:font-name-complex="F" style:font-size-complex="10pt" style:font-weight-complex="normal"/>
    </style:style>
    <style:style style:name="T15" style:family="text">
      <style:text-properties fo:color="#0080ff" fo:font-size="10pt" style:font-name-asian="F" style:font-size-asian="10pt" style:font-name-complex="F" style:font-size-complex="10pt"/>
    </style:style>
    <style:style style:name="T16" style:family="text">
      <style:text-properties fo:color="#0080ff" style:font-name-asian="F" style:font-name-complex="F"/>
    </style:style>
    <style:style style:name="T17" style:family="text">
      <style:text-properties fo:color="#ff0000" fo:font-size="10pt" fo:font-weight="bold" style:font-name-asian="F" style:font-size-asian="10pt" style:font-weight-asian="bold" style:font-name-complex="F" style:font-size-complex="10pt" style:font-weight-complex="bold"/>
    </style:style>
    <style:style style:name="T18" style:family="text">
      <style:text-properties fo:color="#008000" style:font-name="F" fo:font-size="10pt" fo:font-weight="normal" style:font-name-asian="F" style:font-size-asian="10pt" style:font-weight-asian="normal" style:font-name-complex="F" style:font-size-complex="10pt" style:font-weight-complex="normal"/>
    </style:style>
    <style:style style:name="T19" style:family="text">
      <style:text-properties fo:color="#008000" style:font-name="Courier New1" fo:font-size="10pt" fo:font-weight="bold" style:font-name-asian="F" style:font-size-asian="10pt" style:font-weight-asian="normal" style:font-name-complex="F" style:font-size-complex="10pt" style:font-weight-complex="normal"/>
    </style:style>
    <style:style style:name="T20" style:family="text">
      <style:text-properties fo:color="#008000" style:font-name="Courier New1" fo:font-size="10pt" fo:font-weight="bold" style:font-name-asian="F" style:font-size-asian="10pt" style:font-weight-asian="bold" style:font-name-complex="F" style:font-size-complex="10pt" style:font-weight-complex="bold"/>
    </style:style>
    <style:style style:name="T21" style:family="text">
      <style:text-properties fo:color="#ff8000" style:font-name="F" fo:font-size="10pt" fo:font-weight="normal" style:font-name-asian="F" style:font-size-asian="10pt" style:font-weight-asian="normal" style:font-name-complex="F" style:font-size-complex="10pt" style:font-weight-complex="normal"/>
    </style:style>
    <style:style style:name="T22" style:family="text">
      <style:text-properties style:font-name="F" style:font-name-asian="F" style:font-name-complex="F"/>
    </style:style>
    <style:style style:name="T23" style:family="text">
      <style:text-properties fo:font-weight="normal" style:font-weight-asian="normal" style:font-weight-complex="normal"/>
    </style:style>
    <style:style style:name="T24" style:family="text">
      <style:text-properties style:font-name-asian="F" style:font-name-complex="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E.P.L. <text:s/>: Catégorie Technique</text:p>
      <text:p text:style-name="P4">==========================================</text:p>
      <text:p text:style-name="P4"/>
      <text:p text:style-name="P4"/>
      <text:p text:style-name="P4">Bachelier en Informatique et Systèmes : finalité Informatique Industrielle</text:p>
      <text:p text:style-name="P4"/>
      <text:p text:style-name="P4"/>
      <text:p text:style-name="P4">LABORATOIRE D'INFORMATIQUE INDUSTRIELLE</text:p>
      <text:p text:style-name="P4">===========================================</text:p>
      <text:p text:style-name="P4"/>
      <text:p text:style-name="P4"/>
      <text:p text:style-name="P4"/>
      <text:p text:style-name="P4"/>
      <text:p text:style-name="P4">Système Embarqués</text:p>
      <text:p text:style-name="P4">---------------------------</text:p>
      <text:p text:style-name="P3"/>
      <text:p text:style-name="P5">3ème année</text:p>
      <text:p text:style-name="P3"/>
      <text:p text:style-name="P3"/>
      <text:p text:style-name="P3"/>
      <text:p text:style-name="P4">Débugging local sur le HOST QNX</text:p>
      <text:p text:style-name="P4">===========================</text:p>
      <text:p text:style-name="P3"/>
      <text:p text:style-name="P2"/>
      <text:p text:style-name="P2"/>
      <text:p text:style-name="P2"/>
      <text:p text:style-name="P2"/>
      <text:p text:style-name="P2"><text:s text:c="4"/>2012 - 2013 <text:s text:c="13"/><text:tab/><text:tab/><text:tab/><text:tab/> <text:s text:c="11"/><text:tab/><text:tab/><text:tab/>Van Gysegem Thomas</text:p>
      <text:p text:style-name="P2"><text:tab/><text:tab/><text:tab/><text:tab/><text:tab/><text:tab/><text:tab/><text:tab/><text:tab/> <text:s text:c="3"/><text:tab/>Delsaux Kevin</text:p>
      <text:p text:style-name="P2"/>
      <text:p text:style-name="P7"><text:span text:style-name="T12"><text:tab/><text:tab/><text:tab/><text:tab/><text:tab/><text:tab/><text:tab/><text:tab/></text:span><text:span text:style-name="T13">Groupe : 2322</text:span></text:p>
      <text:p text:style-name="P6"/>
      <text:p text:style-name="P6"/>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6">Table des matières</text:p>
          </text:index-title>
          <text:p text:style-name="P27">Présentation de l'application<text:tab/>3</text:p>
          <text:p text:style-name="P27">Code source de l'application<text:tab/>3</text:p>
          <text:p text:style-name="P27">Ligne de compilation<text:tab/>4</text:p>
          <text:p text:style-name="P27">Taille de l’exécutable<text:tab/>4</text:p>
          <text:p text:style-name="P27">Trace de la session de débugging<text:tab/>4</text:p>
          <text:p text:style-name="P27">Résumé des commandes utilisées<text:tab/>7</text:p>
          <text:p text:style-name="P27">Conclusion<text:tab/>8</text:p>
        </text:index-body>
      </text:table-of-content>
      <text:h text:style-name="Heading_20_3" text:outline-level="3"/>
      <text:h text:style-name="P21" text:outline-level="1">Présentation de l'application</text:h>
      <text:p text:style-name="Text_20_body"/>
      <text:p text:style-name="Text_20_body"><text:tab/>L'application se contente de lancer 3 threads qui vont chacun afficher les noms et prénoms de l'équipe de travail. Il attend ensuite leurs clôture et termine son exécution.</text:p>
      <text:p text:style-name="Text_20_body"/>
      <text:h text:style-name="Heading_20_1" text:outline-level="1">Code source de l'application</text:h>
      <text:p text:style-name="P24"/>
      <text:p text:style-name="P18">#include &lt;stdlib.h&gt;</text:p>
      <text:p text:style-name="P18">#include &lt;time.h&gt;</text:p>
      <text:p text:style-name="P18">#include &lt;unistd.h&gt;</text:p>
      <text:p text:style-name="P18">#include &lt;errno.h&gt;</text:p>
      <text:p text:style-name="P18">#include &lt;fcntl.h&gt;</text:p>
      <text:p text:style-name="P18">#include &lt;stdio.h&gt;</text:p>
      <text:p text:style-name="P18">#include &lt;termios.h&gt;</text:p>
      <text:p text:style-name="P18">#include &lt;curses.h&gt;</text:p>
      <text:p text:style-name="P18">#include &lt;pthread.h&gt;</text:p>
      <text:p text:style-name="P11"/>
      <text:p text:style-name="P18">#define NB_THREAD <text:s text:c="6"/>3</text:p>
      <text:p text:style-name="P11"/>
      <text:p text:style-name="P19"><text:span text:style-name="T1">void</text:span><text:span text:style-name="T8">*</text:span><text:span text:style-name="T7"> threadBody</text:span><text:span text:style-name="T8">(</text:span><text:span text:style-name="T2">void</text:span><text:span text:style-name="T8">);</text:span></text:p>
      <text:p text:style-name="P12"/>
      <text:p text:style-name="P12"/>
      <text:p text:style-name="P19"><text:span text:style-name="T2">int</text:span><text:span text:style-name="T7"> main </text:span><text:span text:style-name="T8">()</text:span></text:p>
      <text:p text:style-name="P17">{</text:p>
      <text:p text:style-name="P19"><text:span text:style-name="T7"><text:s text:c="4"/></text:span><text:span text:style-name="T2">int</text:span><text:span text:style-name="T7"> i</text:span><text:span text:style-name="T8">,</text:span><text:span text:style-name="T7"> count</text:span><text:span text:style-name="T8">;</text:span></text:p>
      <text:p text:style-name="P12"><text:s text:c="4"/></text:p>
      <text:p text:style-name="P19"><text:span text:style-name="T7"><text:s text:c="4"/>pthread_t handleThread</text:span><text:span text:style-name="T8">[</text:span><text:span text:style-name="T7">NB_THREAD</text:span><text:span text:style-name="T8">];</text:span></text:p>
      <text:p text:style-name="P12"><text:s text:c="4"/></text:p>
      <text:p text:style-name="P19"><text:span text:style-name="T7"><text:s text:c="4"/></text:span><text:span text:style-name="T18">// Initialise les thread</text:span></text:p>
      <text:p text:style-name="P19"><text:span text:style-name="T7"><text:s text:c="4"/></text:span><text:span text:style-name="T11">for</text:span><text:span text:style-name="T8">(</text:span><text:span text:style-name="T7">i</text:span><text:span text:style-name="T8">=</text:span><text:span text:style-name="T21">0</text:span><text:span text:style-name="T8">;</text:span><text:span text:style-name="T7"> i</text:span><text:span text:style-name="T8">&lt;</text:span><text:span text:style-name="T7">NB_THREAD</text:span><text:span text:style-name="T8">;</text:span><text:span text:style-name="T7"> i</text:span><text:span text:style-name="T8">++)</text:span><text:span text:style-name="T7"> </text:span><text:span text:style-name="T8">{</text:span></text:p>
      <text:p text:style-name="P19"><text:span text:style-name="T7"><text:s text:c="8"/>pthread_create</text:span><text:span text:style-name="T8">(</text:span></text:p>
      <text:p text:style-name="P19"><text:span text:style-name="T7"><text:s text:c="16"/></text:span><text:span text:style-name="T8">&amp;</text:span><text:span text:style-name="T7">handleThread</text:span><text:span text:style-name="T8">[</text:span><text:span text:style-name="T7">i</text:span><text:span text:style-name="T8">],</text:span><text:span text:style-name="T7"> </text:span></text:p>
      <text:p text:style-name="P19"><text:span text:style-name="T7"><text:s text:c="16"/></text:span><text:span text:style-name="T11">NULL</text:span><text:span text:style-name="T8">,</text:span><text:span text:style-name="T7"> </text:span></text:p>
      <text:p text:style-name="P19"><text:span text:style-name="T7"><text:s text:c="16"/></text:span><text:span text:style-name="T8">(</text:span><text:span text:style-name="T2">void</text:span><text:span text:style-name="T8">*(*)(</text:span><text:span text:style-name="T2">void</text:span><text:span text:style-name="T8">*))</text:span><text:span text:style-name="T7">threadBody</text:span><text:span text:style-name="T8">,</text:span><text:span text:style-name="T7"> </text:span></text:p>
      <text:p text:style-name="P19"><text:span text:style-name="T7"><text:s text:c="16"/></text:span><text:span text:style-name="T11">NULL</text:span></text:p>
      <text:p text:style-name="P19"><text:span text:style-name="T7"><text:s text:c="8"/></text:span><text:span text:style-name="T8">);</text:span></text:p>
      <text:p text:style-name="P19"><text:span text:style-name="T7"><text:s text:c="4"/></text:span><text:span text:style-name="T8">}</text:span></text:p>
      <text:p text:style-name="P12"><text:s text:c="4"/></text:p>
      <text:p text:style-name="P19"><text:span text:style-name="T7"><text:s text:c="4"/></text:span><text:span text:style-name="T18">// Attend la fin des thread</text:span></text:p>
      <text:p text:style-name="P19"><text:span text:style-name="T7"><text:s text:c="4"/></text:span><text:span text:style-name="T11">for</text:span><text:span text:style-name="T8">(</text:span><text:span text:style-name="T7">i</text:span><text:span text:style-name="T8">=</text:span><text:span text:style-name="T21">0</text:span><text:span text:style-name="T8">;</text:span><text:span text:style-name="T7"> i</text:span><text:span text:style-name="T8">&lt;</text:span><text:span text:style-name="T7">NB_THREAD</text:span><text:span text:style-name="T8">;</text:span><text:span text:style-name="T7"> i</text:span><text:span text:style-name="T8">++)</text:span><text:span text:style-name="T7"> </text:span><text:span text:style-name="T8">{</text:span></text:p>
      <text:p text:style-name="P19"><text:span text:style-name="T7"><text:s text:c="8"/>pthread_join</text:span><text:span text:style-name="T8">(</text:span><text:span text:style-name="T7">handleThread</text:span><text:span text:style-name="T8">[</text:span><text:span text:style-name="T7">i</text:span><text:span text:style-name="T8">],</text:span><text:span text:style-name="T7"> </text:span><text:span text:style-name="T11">NULL</text:span><text:span text:style-name="T8">);</text:span></text:p>
      <text:p text:style-name="P19"><text:span text:style-name="T7"><text:s text:c="4"/></text:span><text:span text:style-name="T8">}</text:span></text:p>
      <text:p text:style-name="P12"><text:s text:c="4"/></text:p>
      <text:p text:style-name="P19"><text:span text:style-name="T7"><text:s text:c="4"/></text:span><text:span text:style-name="T11">return</text:span><text:span text:style-name="T7"> </text:span><text:span text:style-name="T21">1</text:span><text:span text:style-name="T8">;</text:span></text:p>
      <text:p text:style-name="P17">}</text:p>
      <text:p text:style-name="P12"/>
      <text:p text:style-name="P19"><text:span text:style-name="T2">void</text:span><text:span text:style-name="T8">*</text:span><text:span text:style-name="T7"> threadBody</text:span><text:span text:style-name="T8">(</text:span><text:span text:style-name="T2">void</text:span><text:span text:style-name="T8">)</text:span></text:p>
      <text:p text:style-name="P17">{</text:p>
      <text:p text:style-name="P19"><text:span text:style-name="T7"><text:s text:c="4"/>printf</text:span><text:span text:style-name="T8">(</text:span><text:span text:style-name="T9">"Van Gysegem Thomas et Delsaux Kevin\n"</text:span><text:span text:style-name="T8">);</text:span></text:p>
      <text:p text:style-name="P16"><text:span text:style-name="T22">}</text:span></text:p>
      <text:p text:style-name="Text_20_body"/>
      <text:p text:style-name="Text_20_body"/>
      <text:h text:style-name="P21" text:outline-level="1">Ligne de compilation</text:h>
      <text:p text:style-name="P22"/>
      <text:p text:style-name="P10">$ qcc -g main.c</text:p>
      <text:p text:style-name="P10"/>
      <text:p text:style-name="P10"/>
      <text:h text:style-name="Heading_20_1" text:outline-level="1">Taille de l’exécutable</text:h>
      <text:p text:style-name="Text_20_body"><text:span text:style-name="T5"/></text:p>
      <text:p text:style-name="Text_20_body"><text:span text:style-name="T6">Sans les symboles de débugage :</text:span><text:span text:style-name="T5"> 4 718 octets</text:span></text:p>
      <text:p text:style-name="Text_20_body"><text:span text:style-name="T6">Avec les symboles de débugage :</text:span><text:span text:style-name="T5"> 24 718 octets</text:span></text:p>
      <text:p text:style-name="Text_20_body"><text:span text:style-name="T5"/></text:p>
      <text:h text:style-name="Heading_20_1" text:outline-level="1">Trace de la session de débugging</text:h>
      <text:p text:style-name="Text_20_body"/>
      <text:p text:style-name="P10"><text:span text:style-name="T16">$</text:span><text:span text:style-name="T24"> gdb a-g.out</text:span></text:p>
      <text:p text:style-name="P20"><text:span text:style-name="T15">GNU</text:span><text:span text:style-name="T4"> gdb 5.2.1qnx-nto</text:span></text:p>
      <text:p text:style-name="P20"><text:span text:style-name="T15">Copyright</text:span><text:span text:style-name="T4"> 2002 Free Software Foundation, Inc.</text:span></text:p>
      <text:p text:style-name="P20"><text:span text:style-name="T15">GDB</text:span><text:span text:style-name="T4"> is free software, covered by the GNU General Public License, and you are</text:span></text:p>
      <text:p text:style-name="P20"><text:span text:style-name="T15">welcome</text:span><text:span text:style-name="T4"> to change it and/or distribute copies of it under certain conditions.</text:span></text:p>
      <text:p text:style-name="P20"><text:span text:style-name="T10">Type</text:span><text:span text:style-name="T3"> "show copying" to see the conditions.</text:span></text:p>
      <text:p text:style-name="P20"><text:span text:style-name="T14">There</text:span><text:span text:style-name="T3"> is absolutely no warranty</text:span><text:span text:style-name="T10"> for</text:span><text:span text:style-name="T3"> GDB.</text:span><text:span text:style-name="T10"> <text:s/>Type</text:span><text:span text:style-name="T3"> "show warranty"</text:span><text:span text:style-name="T10"> for</text:span><text:span text:style-name="T3"> details.</text:span></text:p>
      <text:p text:style-name="P20"><text:span text:style-name="T14">This</text:span><text:span text:style-name="T3"> GDB was configured as "ntox86"...</text:span></text:p>
      <text:p text:style-name="P20"><text:span text:style-name="T20">(gdb)</text:span><text:span text:style-name="T3"> l main</text:span></text:p>
      <text:p text:style-name="P15">17</text:p>
      <text:p text:style-name="P20"><text:span text:style-name="T14">18</text:span><text:span text:style-name="T3"> <text:s text:c="5"/>void</text:span><text:span text:style-name="T17">*</text:span><text:span text:style-name="T3"> threadBody(void);</text:span></text:p>
      <text:p text:style-name="P15">19</text:p>
      <text:p text:style-name="P15">20</text:p>
      <text:p text:style-name="P20"><text:span text:style-name="T14">21</text:span><text:span text:style-name="T3"> <text:s text:c="5"/>int main ()</text:span></text:p>
      <text:p text:style-name="P20"><text:span text:style-name="T14">22</text:span><text:span text:style-name="T3"> <text:s text:c="5"/>{</text:span></text:p>
      <text:p text:style-name="P20"><text:span text:style-name="T14">23</text:span><text:span text:style-name="T3"> <text:s text:c="9"/>int i, count;</text:span></text:p>
      <text:p text:style-name="P15">24</text:p>
      <text:p text:style-name="P20"><text:span text:style-name="T14">25</text:span><text:span text:style-name="T3"> <text:s text:c="9"/>pthread_t handleThread[NB_THREAD];</text:span></text:p>
      <text:p text:style-name="P15">26</text:p>
      <text:p text:style-name="P20"><text:span text:style-name="T19">(gdb)</text:span><text:span text:style-name="T3"> l</text:span><text:span text:style-name="T17">+</text:span></text:p>
      <text:p text:style-name="P20"><text:span text:style-name="T14">27</text:span><text:span text:style-name="T3"> <text:s text:c="9"/>// Initialise les thread</text:span></text:p>
      <text:p text:style-name="P20"><text:span text:style-name="T14">28</text:span><text:span text:style-name="T3"> <text:s text:c="9"/>for(i</text:span><text:span text:style-name="T17">=</text:span><text:span text:style-name="T3">0; i</text:span><text:span text:style-name="T17">&lt;</text:span><text:span text:style-name="T3">NB_THREAD; i</text:span><text:span text:style-name="T17">++</text:span><text:span text:style-name="T3">) {</text:span></text:p>
      <text:p text:style-name="P20"><text:span text:style-name="T14">29</text:span><text:span text:style-name="T3"> <text:s text:c="13"/>pthread_create(</text:span></text:p>
      <text:p text:style-name="P20"><text:span text:style-name="T14">30</text:span><text:span text:style-name="T3"> <text:s text:c="21"/>&amp;handleThread[i],</text:span></text:p>
      <text:p text:style-name="P20"><text:span text:style-name="T14">31</text:span><text:span text:style-name="T3"> <text:s text:c="21"/>NULL,</text:span></text:p>
      <text:p text:style-name="P20"><text:span text:style-name="T14">32</text:span><text:span text:style-name="T3"> <text:s text:c="21"/>(void</text:span><text:span text:style-name="T17">*</text:span><text:span text:style-name="T3">(</text:span><text:span text:style-name="T17">*</text:span><text:span text:style-name="T3">)(void</text:span><text:span text:style-name="T17">*</text:span><text:span text:style-name="T3">))threadBody,</text:span></text:p>
      <text:p text:style-name="P20"><text:span text:style-name="T14">33</text:span><text:span text:style-name="T3"> <text:s text:c="21"/>NULL</text:span></text:p>
      <text:p text:style-name="P20"><text:span text:style-name="T14">34</text:span><text:span text:style-name="T3"> <text:s text:c="13"/>);</text:span></text:p>
      <text:p text:style-name="P20"><text:span text:style-name="T14">35</text:span><text:span text:style-name="T3"> <text:s text:c="9"/>}</text:span></text:p>
      <text:p text:style-name="P15">36</text:p>
      <text:p text:style-name="P20"><text:span text:style-name="T19">(gdb)</text:span><text:span text:style-name="T3"> l</text:span><text:span text:style-name="T17">+</text:span></text:p>
      <text:p text:style-name="P20"><text:span text:style-name="T14">37</text:span><text:span text:style-name="T3"> <text:s text:c="9"/>// Attend la fin des thread</text:span></text:p>
      <text:p text:style-name="P20"><text:span text:style-name="T14">38</text:span><text:span text:style-name="T3"> <text:s text:c="9"/>for(i</text:span><text:span text:style-name="T17">=</text:span><text:span text:style-name="T3">0; i</text:span><text:span text:style-name="T17">&lt;</text:span><text:span text:style-name="T3">NB_THREAD; i</text:span><text:span text:style-name="T17">++</text:span><text:span text:style-name="T3">) {</text:span></text:p>
      <text:p text:style-name="P20"><text:span text:style-name="T14">39</text:span><text:span text:style-name="T3"> <text:s text:c="13"/>pthread_join(handleThread[i], NULL);</text:span></text:p>
      <text:p text:style-name="P20"><text:span text:style-name="T14">40</text:span><text:span text:style-name="T3"> <text:s text:c="9"/>}</text:span></text:p>
      <text:p text:style-name="P15">41</text:p>
      <text:p text:style-name="P20"><text:span text:style-name="T14">42</text:span><text:span text:style-name="T3"> <text:s text:c="9"/>return 1;</text:span></text:p>
      <text:p text:style-name="P20"><text:span text:style-name="T14">43</text:span><text:span text:style-name="T3"> <text:s text:c="5"/>}</text:span></text:p>
      <text:p text:style-name="P15">44</text:p>
      <text:p text:style-name="P20"><text:soft-page-break/><text:span text:style-name="T14">45</text:span><text:span text:style-name="T3"> <text:s text:c="5"/>void</text:span><text:span text:style-name="T17">*</text:span><text:span text:style-name="T3"> threadBody(void)</text:span></text:p>
      <text:p text:style-name="P20"><text:span text:style-name="T14">46</text:span><text:span text:style-name="T3"> <text:s text:c="5"/>{</text:span></text:p>
      <text:p text:style-name="P20"><text:span text:style-name="T19">(gdb)</text:span><text:span text:style-name="T3"> b main.c:25</text:span></text:p>
      <text:p text:style-name="P20"><text:span text:style-name="T14">Breakpoint</text:span><text:span text:style-name="T3"> 1 at 0x80484fe: file main.c, line 25.</text:span></text:p>
      <text:p text:style-name="P20"><text:span text:style-name="T19">(gdb)</text:span><text:span text:style-name="T3"> r</text:span></text:p>
      <text:p text:style-name="P20"><text:span text:style-name="T14">Starting</text:span><text:span text:style-name="T3"> program: /home/testrt/a-g.out</text:span></text:p>
      <text:p text:style-name="P20"><text:span text:style-name="T19">(gdb)</text:span><text:span text:style-name="T3"> c</text:span></text:p>
      <text:p text:style-name="P15">Continuing.</text:p>
      <text:p text:style-name="P20"><text:span text:style-name="T14">[Switching</text:span><text:span text:style-name="T3"> to process 1409068]</text:span></text:p>
      <text:p text:style-name="P14"/>
      <text:p text:style-name="P20"><text:span text:style-name="T14">Breakpoint</text:span><text:span text:style-name="T3"> 1, main () at main.c:28</text:span></text:p>
      <text:p text:style-name="P20"><text:span text:style-name="T14">28</text:span><text:span text:style-name="T3"> <text:s text:c="9"/>for(i</text:span><text:span text:style-name="T17">=</text:span><text:span text:style-name="T3">0; i</text:span><text:span text:style-name="T17">&lt;</text:span><text:span text:style-name="T3">NB_THREAD; i</text:span><text:span text:style-name="T17">++</text:span><text:span text:style-name="T3">) {</text:span></text:p>
      <text:p text:style-name="P20"><text:span text:style-name="T19">(gdb)</text:span><text:span text:style-name="T3"> s</text:span></text:p>
      <text:p text:style-name="P20"><text:span text:style-name="T14">29</text:span><text:span text:style-name="T3"> <text:s text:c="13"/>pthread_create(</text:span></text:p>
      <text:p text:style-name="P20"><text:span text:style-name="T19">(gdb)</text:span><text:span text:style-name="T3"> s</text:span></text:p>
      <text:p text:style-name="P20"><text:span text:style-name="T14">28</text:span><text:span text:style-name="T3"> <text:s text:c="9"/>for(i</text:span><text:span text:style-name="T17">=</text:span><text:span text:style-name="T3">0; i</text:span><text:span text:style-name="T17">&lt;</text:span><text:span text:style-name="T3">NB_THREAD; i</text:span><text:span text:style-name="T17">++</text:span><text:span text:style-name="T3">) {</text:span></text:p>
      <text:p text:style-name="P20"><text:span text:style-name="T19">(gdb)</text:span><text:span text:style-name="T3"> n</text:span></text:p>
      <text:p text:style-name="P20"><text:span text:style-name="T14">29</text:span><text:span text:style-name="T3"> <text:s text:c="13"/>pthread_create(</text:span></text:p>
      <text:p text:style-name="P20"><text:span text:style-name="T19">(gdb)</text:span><text:span text:style-name="T3"> n</text:span></text:p>
      <text:p text:style-name="P20"><text:span text:style-name="T14">Van</text:span><text:span text:style-name="T3"> Gysegem Thomas et Delsaux Kevin</text:span></text:p>
      <text:p text:style-name="P20"><text:span text:style-name="T14">Van</text:span><text:span text:style-name="T3"> Gysegem Thomas et Delsaux Kevin</text:span></text:p>
      <text:p text:style-name="P20"><text:span text:style-name="T14">28</text:span><text:span text:style-name="T3"> <text:s text:c="9"/>for(i</text:span><text:span text:style-name="T17">=</text:span><text:span text:style-name="T3">0; i</text:span><text:span text:style-name="T17">&lt;</text:span><text:span text:style-name="T3">NB_THREAD; i</text:span><text:span text:style-name="T17">++</text:span><text:span text:style-name="T3">) {</text:span></text:p>
      <text:p text:style-name="P20"><text:span text:style-name="T19">(gdb)</text:span><text:span text:style-name="T3"> n</text:span></text:p>
      <text:p text:style-name="P20"><text:span text:style-name="T14">29</text:span><text:span text:style-name="T3"> <text:s text:c="13"/>pthread_create(</text:span></text:p>
      <text:p text:style-name="P20"><text:span text:style-name="T19">(gdb)</text:span><text:span text:style-name="T3"> n</text:span></text:p>
      <text:p text:style-name="P20"><text:span text:style-name="T14">Van</text:span><text:span text:style-name="T3"> Gysegem Thomas et Delsaux Kevin</text:span></text:p>
      <text:p text:style-name="P20"><text:span text:style-name="T14">28</text:span><text:span text:style-name="T3"> <text:s text:c="9"/>for(i</text:span><text:span text:style-name="T17">=</text:span><text:span text:style-name="T3">0; i</text:span><text:span text:style-name="T17">&lt;</text:span><text:span text:style-name="T3">NB_THREAD; i</text:span><text:span text:style-name="T17">++</text:span><text:span text:style-name="T3">) {</text:span></text:p>
      <text:p text:style-name="P20"><text:span text:style-name="T19">(gdb)</text:span><text:span text:style-name="T3"> n</text:span></text:p>
      <text:p text:style-name="P20"><text:span text:style-name="T14">38</text:span><text:span text:style-name="T3"> <text:s text:c="9"/>for(i</text:span><text:span text:style-name="T17">=</text:span><text:span text:style-name="T3">0; i</text:span><text:span text:style-name="T17">&lt;</text:span><text:span text:style-name="T3">NB_THREAD; i</text:span><text:span text:style-name="T17">++</text:span><text:span text:style-name="T3">) {</text:span></text:p>
      <text:p text:style-name="P20"><text:span text:style-name="T19">(gdb)</text:span><text:span text:style-name="T3"> n</text:span></text:p>
      <text:p text:style-name="P20"><text:span text:style-name="T14">39</text:span><text:span text:style-name="T3"> <text:s text:c="13"/>pthread_join(handleThread[i], NULL);</text:span></text:p>
      <text:p text:style-name="P20"><text:span text:style-name="T19">(gdb)</text:span><text:span text:style-name="T3"> n</text:span></text:p>
      <text:p text:style-name="P20"><text:span text:style-name="T14">38</text:span><text:span text:style-name="T3"> <text:s text:c="9"/>for(i</text:span><text:span text:style-name="T17">=</text:span><text:span text:style-name="T3">0; i</text:span><text:span text:style-name="T17">&lt;</text:span><text:span text:style-name="T3">NB_THREAD; i</text:span><text:span text:style-name="T17">++</text:span><text:span text:style-name="T3">) {</text:span></text:p>
      <text:p text:style-name="P20"><text:span text:style-name="T19">(gdb)</text:span><text:span text:style-name="T3"> n</text:span></text:p>
      <text:p text:style-name="P20"><text:span text:style-name="T14">39</text:span><text:span text:style-name="T3"> <text:s text:c="13"/>pthread_join(handleThread[i], NULL);</text:span></text:p>
      <text:p text:style-name="P20"><text:span text:style-name="T19">(gdb)</text:span><text:span text:style-name="T3"> n</text:span></text:p>
      <text:p text:style-name="P20"><text:span text:style-name="T14">38</text:span><text:span text:style-name="T3"> <text:s text:c="9"/>for(i</text:span><text:span text:style-name="T17">=</text:span><text:span text:style-name="T3">0; i</text:span><text:span text:style-name="T17">&lt;</text:span><text:span text:style-name="T3">NB_THREAD; i</text:span><text:span text:style-name="T17">++</text:span><text:span text:style-name="T3">) {</text:span></text:p>
      <text:p text:style-name="P20"><text:span text:style-name="T19">(gdb)</text:span><text:span text:style-name="T3"> n</text:span></text:p>
      <text:p text:style-name="P20"><text:span text:style-name="T14">39</text:span><text:span text:style-name="T3"> <text:s text:c="13"/>pthread_join(handleThread[i], NULL);</text:span></text:p>
      <text:p text:style-name="P20"><text:span text:style-name="T19">(gdb)</text:span><text:span text:style-name="T3"> n</text:span></text:p>
      <text:p text:style-name="P20"><text:span text:style-name="T14">38</text:span><text:span text:style-name="T3"> <text:s text:c="9"/>for(i</text:span><text:span text:style-name="T17">=</text:span><text:span text:style-name="T3">0; i</text:span><text:span text:style-name="T17">&lt;</text:span><text:span text:style-name="T3">NB_THREAD; i</text:span><text:span text:style-name="T17">++</text:span><text:span text:style-name="T3">) {</text:span></text:p>
      <text:p text:style-name="P20"><text:span text:style-name="T19">(gdb)</text:span><text:span text:style-name="T3"> c</text:span></text:p>
      <text:p text:style-name="P15">Continuing.</text:p>
      <text:p text:style-name="P14"/>
      <text:p text:style-name="P20"><text:span text:style-name="T14">Program</text:span><text:span text:style-name="T3"> exited normally.</text:span></text:p>
      <text:p text:style-name="P20"><text:span text:style-name="T19">(gdb)</text:span><text:span text:style-name="T3"> r</text:span></text:p>
      <text:p text:style-name="P20"><text:span text:style-name="T14">Starting</text:span><text:span text:style-name="T3"> program: /home/testrt/a-g.out</text:span></text:p>
      <text:p text:style-name="P20"><text:span text:style-name="T19">(gdb)</text:span><text:span text:style-name="T3"> info threads</text:span></text:p>
      <text:p text:style-name="P20"><text:span text:style-name="T14">No</text:span><text:span text:style-name="T3"> stack.</text:span></text:p>
      <text:p text:style-name="P20"><text:span text:style-name="T19">(gdb)</text:span><text:span text:style-name="T3"> c</text:span></text:p>
      <text:p text:style-name="P15">Continuing.</text:p>
      <text:p text:style-name="P20"><text:span text:style-name="T14">[Switching</text:span><text:span text:style-name="T3"> to process 1409069]</text:span></text:p>
      <text:p text:style-name="P14"/>
      <text:p text:style-name="P20"><text:span text:style-name="T14">Breakpoint</text:span><text:span text:style-name="T3"> 1, main () at main.c:28</text:span></text:p>
      <text:p text:style-name="P20"><text:span text:style-name="T14">28</text:span><text:span text:style-name="T3"> <text:s text:c="9"/>for(i</text:span><text:span text:style-name="T17">=</text:span><text:span text:style-name="T3">0; i</text:span><text:span text:style-name="T17">&lt;</text:span><text:span text:style-name="T3">NB_THREAD; i</text:span><text:span text:style-name="T17">++</text:span><text:span text:style-name="T3">) {</text:span></text:p>
      <text:p text:style-name="P20"><text:span text:style-name="T19">(gdb)</text:span><text:span text:style-name="T3"> n</text:span></text:p>
      <text:p text:style-name="P20"><text:span text:style-name="T14">29</text:span><text:span text:style-name="T3"> <text:s text:c="13"/>pthread_create(</text:span></text:p>
      <text:p text:style-name="P20"><text:span text:style-name="T19">(gdb)</text:span><text:span text:style-name="T3"> n</text:span></text:p>
      <text:p text:style-name="P20"><text:span text:style-name="T14">28</text:span><text:span text:style-name="T3"> <text:s text:c="9"/>for(i</text:span><text:span text:style-name="T17">=</text:span><text:span text:style-name="T3">0; i</text:span><text:span text:style-name="T17">&lt;</text:span><text:span text:style-name="T3">NB_THREAD; i</text:span><text:span text:style-name="T17">++</text:span><text:span text:style-name="T3">) {</text:span></text:p>
      <text:p text:style-name="P20"><text:span text:style-name="T19">(gdb)</text:span><text:span text:style-name="T3"> info threads</text:span></text:p>
      <text:p text:style-name="P20"><text:span text:style-name="T3"><text:s text:c="2"/></text:span><text:span text:style-name="T14">2</text:span><text:span text:style-name="T3"> process 1409069 <text:s/>0xb032fbf5</text:span><text:span text:style-name="T10"> in</text:span><text:span text:style-name="T3"> MsgSendv ()</text:span></text:p>
      <text:p text:style-name="P20"><text:soft-page-break/><text:span text:style-name="T3"><text:s text:c="3"/></text:span><text:span text:style-name="T14">from</text:span><text:span text:style-name="T3"> /usr/qnx632/target/qnx6/x86/lib/libc.so.2</text:span></text:p>
      <text:p text:style-name="P20"><text:span text:style-name="T17">*</text:span><text:span text:style-name="T3"> 1 process 1409069 <text:s/>main () at main.c:28</text:span></text:p>
      <text:p text:style-name="P20"><text:span text:style-name="T19">(gdb)</text:span><text:span text:style-name="T3"> n</text:span></text:p>
      <text:p text:style-name="P20"><text:span text:style-name="T14">29</text:span><text:span text:style-name="T3"> <text:s text:c="13"/>pthread_create(</text:span></text:p>
      <text:p text:style-name="P20"><text:span text:style-name="T19">(gdb)</text:span><text:span text:style-name="T3"> info threads</text:span></text:p>
      <text:p text:style-name="P20"><text:span text:style-name="T3"><text:s text:c="2"/></text:span><text:span text:style-name="T14">2</text:span><text:span text:style-name="T3"> process 1409069 <text:s/>0xb032fbf5</text:span><text:span text:style-name="T10"> in</text:span><text:span text:style-name="T3"> MsgSendv ()</text:span></text:p>
      <text:p text:style-name="P20"><text:span text:style-name="T3"><text:s text:c="3"/></text:span><text:span text:style-name="T14">from</text:span><text:span text:style-name="T3"> /usr/qnx632/target/qnx6/x86/lib/libc.so.2</text:span></text:p>
      <text:p text:style-name="P20"><text:span text:style-name="T17">*</text:span><text:span text:style-name="T3"> 1 process 1409069 <text:s/>main () at main.c:29</text:span></text:p>
      <text:p text:style-name="P20"><text:span text:style-name="T19">(gdb)</text:span><text:span text:style-name="T3"> n</text:span></text:p>
      <text:p text:style-name="P20"><text:span text:style-name="T14">Van</text:span><text:span text:style-name="T3"> Gysegem Thomas et Delsaux Kevin</text:span></text:p>
      <text:p text:style-name="P20"><text:span text:style-name="T14">Van</text:span><text:span text:style-name="T3"> Gysegem Thomas et Delsaux Kevin</text:span></text:p>
      <text:p text:style-name="P20"><text:span text:style-name="T14">28</text:span><text:span text:style-name="T3"> <text:s text:c="9"/>for(i</text:span><text:span text:style-name="T17">=</text:span><text:span text:style-name="T3">0; i</text:span><text:span text:style-name="T17">&lt;</text:span><text:span text:style-name="T3">NB_THREAD; i</text:span><text:span text:style-name="T17">++</text:span><text:span text:style-name="T3">) {</text:span></text:p>
      <text:p text:style-name="P20"><text:span text:style-name="T19">(gdb)</text:span><text:span text:style-name="T3"> info threads</text:span></text:p>
      <text:p text:style-name="P20"><text:span text:style-name="T3"><text:s text:c="2"/></text:span><text:span text:style-name="T14">3</text:span><text:span text:style-name="T3"> process 1409069 <text:s/>0xb032fbf5</text:span><text:span text:style-name="T10"> in</text:span><text:span text:style-name="T3"> MsgSendv ()</text:span></text:p>
      <text:p text:style-name="P20"><text:span text:style-name="T3"><text:s text:c="3"/></text:span><text:span text:style-name="T14">from</text:span><text:span text:style-name="T3"> /usr/qnx632/target/qnx6/x86/lib/libc.so.2</text:span></text:p>
      <text:p text:style-name="P20"><text:span text:style-name="T3"><text:s text:c="2"/></text:span><text:span text:style-name="T14">2</text:span><text:span text:style-name="T3"> process 1409069 <text:s/>0xfed13292</text:span><text:span text:style-name="T10"> in</text:span><text:span text:style-name="T3"> </text:span><text:span text:style-name="T17">??</text:span><text:span text:style-name="T3"> ()</text:span></text:p>
      <text:p text:style-name="P20"><text:span text:style-name="T17">*</text:span><text:span text:style-name="T3"> 1 process 1409069 <text:s/>main () at main.c:28</text:span></text:p>
      <text:p text:style-name="P20"><text:span text:style-name="T19">(gdb)</text:span><text:span text:style-name="T3"> thread 2</text:span></text:p>
      <text:p text:style-name="P20"><text:span text:style-name="T14">[Switching</text:span><text:span text:style-name="T3"> to thread 2 (process 1409069)]#0 <text:s/>0xfed13292</text:span><text:span text:style-name="T10"> in</text:span><text:span text:style-name="T3"> </text:span><text:span text:style-name="T17">??</text:span><text:span text:style-name="T3"> ()</text:span></text:p>
      <text:p text:style-name="P20"><text:span text:style-name="T19">(gdb)</text:span><text:span text:style-name="T3"> p i</text:span></text:p>
      <text:p text:style-name="P20"><text:span text:style-name="T14">No</text:span><text:span text:style-name="T3"> symbol "i"</text:span><text:span text:style-name="T10"> in</text:span><text:span text:style-name="T3"> current context.</text:span></text:p>
      <text:p text:style-name="P20"><text:span text:style-name="T19">(gdb)</text:span><text:span text:style-name="T3"> thread 1</text:span></text:p>
      <text:p text:style-name="P20"><text:span text:style-name="T14">[Switching</text:span><text:span text:style-name="T3"> to thread 1 (process 1409069)]#0 <text:s/>main () at main.c:28</text:span></text:p>
      <text:p text:style-name="P20"><text:span text:style-name="T14">28</text:span><text:span text:style-name="T3"> <text:s text:c="9"/>for(i</text:span><text:span text:style-name="T17">=</text:span><text:span text:style-name="T3">0; i</text:span><text:span text:style-name="T17">&lt;</text:span><text:span text:style-name="T3">NB_THREAD; i</text:span><text:span text:style-name="T17">++</text:span><text:span text:style-name="T3">) {</text:span></text:p>
      <text:p text:style-name="P20"><text:span text:style-name="T19">(gdb)</text:span><text:span text:style-name="T3"> p i</text:span></text:p>
      <text:p text:style-name="P20"><text:span text:style-name="T14">$1</text:span><text:span text:style-name="T3"> </text:span><text:span text:style-name="T17">=</text:span><text:span text:style-name="T3"> 1</text:span></text:p>
      <text:p text:style-name="P20"><text:span text:style-name="T19">(gdb)</text:span><text:span text:style-name="T3"> print i</text:span></text:p>
      <text:p text:style-name="P20"><text:span text:style-name="T14">$2</text:span><text:span text:style-name="T3"> </text:span><text:span text:style-name="T17">=</text:span><text:span text:style-name="T3"> 1</text:span></text:p>
      <text:p text:style-name="P20"><text:span text:style-name="T19">(gdb)</text:span><text:span text:style-name="T3"> c</text:span></text:p>
      <text:p text:style-name="P15">Continuing.</text:p>
      <text:p text:style-name="P20"><text:span text:style-name="T14">Van</text:span><text:span text:style-name="T3"> Gysegem Thomas et Delsaux Kevin</text:span></text:p>
      <text:p text:style-name="P14"/>
      <text:p text:style-name="P20"><text:span text:style-name="T14">Program</text:span><text:span text:style-name="T3"> exited normally.</text:span></text:p>
      <text:p text:style-name="P20"><text:span text:style-name="T19">(gdb)</text:span><text:span text:style-name="T3"> q</text:span></text:p>
      <text:p text:style-name="P15">$</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3"/>
      <text:h text:style-name="P21" text:outline-level="1">Résumé des commandes utilisées</text:h>
      <text:p text:style-name="Text_20_body"/>
      <text:list xml:id="list3049803587323299274" text:style-name="L1">
        <text:list-item>
          <text:p text:style-name="P25">r: <text:span text:style-name="T23">run, lance l'application</text:span></text:p>
        </text:list-item>
        <text:list-item>
          <text:p text:style-name="P25"><text:span text:style-name="T23">b [nom de la fonction]: breakpoint, placer un breakpoint sur la fonction donnée</text:span></text:p>
        </text:list-item>
        <text:list-item>
          <text:p text:style-name="P25"><text:span text:style-name="T23">b [source].c:[ligne] : breakpoint, placer un breakpoint sur une ligne du fichier donné</text:span></text:p>
        </text:list-item>
        <text:list-item>
          <text:p text:style-name="P25"><text:span text:style-name="T23">p [variable] : print, affiche la valeur de la variable</text:span></text:p>
        </text:list-item>
        <text:list-item>
          <text:p text:style-name="P25"><text:span text:style-name="T23">n [count]: next, ligne (ou « count » lignes) suivante sans rentrer dans les sous fonctions</text:span></text:p>
        </text:list-item>
        <text:list-item>
          <text:p text:style-name="P25"><text:span text:style-name="T23">s: step, rentre dans les sous fonctions</text:span></text:p>
        </text:list-item>
        <text:list-item>
          <text:p text:style-name="P25"><text:span text:style-name="T23">l [fonction]: list, affiche le code source de la fonction donnée</text:span></text:p>
        </text:list-item>
        <text:list-item>
          <text:p text:style-name="P25"><text:span text:style-name="T23">l+ : Affiche plus de ligne après un l</text:span></text:p>
        </text:list-item>
        <text:list-item>
          <text:p text:style-name="P25"><text:span text:style-name="T23">c: continue, reprend l’exécution</text:span></text:p>
        </text:list-item>
        <text:list-item>
          <text:p text:style-name="P25"><text:span text:style-name="T23">q: quit, termine gdb</text:span></text:p>
        </text:list-item>
        <text:list-item>
          <text:p text:style-name="P25"><text:span text:style-name="T23">h: help, demande de l'aide</text:span></text:p>
        </text:list-item>
      </text:list>
      <text:p text:style-name="Text_20_body"><text:span text:style-name="T23"/></text:p>
      <text:list xml:id="list34489103" text:continue-numbering="true" text:style-name="L1">
        <text:list-item>
          <text:p text:style-name="P25"><text:span text:style-name="T23">info threads : Affiche les informations sur les thread courants</text:span></text:p>
        </text:list-item>
        <text:list-item>
          <text:p text:style-name="P25"><text:span text:style-name="T23">thread [numero] : Passe dans le thread dont le numéro est donné</text:span></text:p>
        </text:list-item>
      </text:list>
      <text:h text:style-name="P21" text:outline-level="1">Conclusion</text:h>
      <text:p text:style-name="Text_20_body"/>
      <text:p text:style-name="Text_20_body"><text:tab/>Cette première étape nous a permit de découvrir le programme GDB et nous nous somme vite rendu compte que malgré son interface en ligne de commande qui peut sembler austère au premier abord, c'est un programme très simple et agréable à utili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F" svg:font-family="" style:font-family-generic="roman"/>
    <style:font-face style:name="Courier New" svg:font-family="'Courier New'" style:font-family-generic="modern" style:font-pitch="fixed"/>
    <style:font-face style:name="Courier New1" svg:font-family="'Courier New'" style:font-adornments="Gr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Groupe 2322<text:tab/>Informatique en milieu industriel<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3:27:29.27</meta:creation-date>
    <dc:date>2012-10-08T14:34:36.91</dc:date>
    <meta:editing-duration>PT6H11M12S</meta:editing-duration>
    <meta:editing-cycles>71</meta:editing-cycles>
    <meta:generator>OpenOffice.org/3.4.1$Win32 OpenOffice.org_project/341m1$Build-9593</meta:generator>
    <meta:document-statistic meta:table-count="0" meta:image-count="0" meta:object-count="0" meta:page-count="8" meta:paragraph-count="216" meta:word-count="877" meta:character-count="6171"/>
  </office:meta>
</office:document-meta>
</file>